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1D000000480F39E8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77cm" svg:height="4.626cm" draw:transform="rotate (0.785398163397448) translate (11.7cm 8.629cm)">
          <draw:image xlink:href="Pictures/100000000000001D000000480F39E835.png" xlink:type="simple" xlink:show="embed" xlink:actuate="onLoad">
            <text:p/>
          </draw:image>
        </draw:frame>
        <draw:frame draw:style-name="gr1" draw:text-style-name="P1" draw:layer="layout" svg:width="3.077cm" svg:height="4.626cm" draw:transform="rotate (-0.785398163397448) translate (8.571cm 5.953cm)">
          <draw:image xlink:href="Pictures/100000000000001D000000480F39E835.png" xlink:type="simple" xlink:show="embed" xlink:actuate="onLoad">
            <text:p/>
          </draw:image>
        </draw:frame>
        <draw:frame draw:style-name="gr1" draw:text-style-name="P1" draw:layer="layout" svg:width="3.077cm" svg:height="4.626cm" draw:transform="rotate (1.5707963267949) translate (8.9cm 15.677cm)">
          <draw:image xlink:href="Pictures/100000000000001D000000480F39E835.png" xlink:type="simple" xlink:show="embed" xlink:actuate="onLoad">
            <text:p/>
          </draw:image>
        </draw:frame>
        <draw:line draw:style-name="gr2" draw:text-style-name="P1" draw:layer="layout" svg:x1="18.7cm" svg:y1="13.3cm" svg:x2="16.1cm" svg:y2="10.6cm">
          <text:p/>
        </draw:line>
        <draw:line draw:style-name="gr2" draw:text-style-name="P1" draw:layer="layout" svg:x1="3.5cm" svg:y1="13.8cm" svg:x2="7cm" svg:y2="10.5cm">
          <text:p/>
        </draw:line>
        <draw:line draw:style-name="gr2" draw:text-style-name="P1" draw:layer="layout" svg:x1="9.4cm" svg:y1="13.6cm" svg:x2="3.5cm" svg:y2="13.8cm">
          <text:p/>
        </draw:line>
        <draw:line draw:style-name="gr2" draw:text-style-name="P1" draw:layer="layout" svg:x1="18.7cm" svg:y1="13.3cm" svg:x2="13.1cm" svg:y2="13.7cm">
          <text:p/>
        </draw:line>
        <draw:line draw:style-name="gr2" draw:text-style-name="P1" draw:layer="layout" svg:x1="5.4cm" svg:y1="12cm" svg:x2="2cm" svg:y2="8.5cm">
          <text:p/>
        </draw:line>
        <draw:line draw:style-name="gr2" draw:text-style-name="P1" draw:layer="layout" svg:x1="3.8cm" svg:y1="6.8cm" svg:x2="2cm" svg:y2="8.5cm">
          <text:p/>
        </draw:line>
        <draw:line draw:style-name="gr2" draw:text-style-name="P1" draw:layer="layout" svg:x1="3.3cm" svg:y1="6.3cm" svg:x2="4.3cm" svg:y2="7.3cm">
          <text:p/>
        </draw:line>
        <draw:line draw:style-name="gr2" draw:text-style-name="P1" draw:layer="layout" svg:x1="4cm" svg:y1="5.7cm" svg:x2="5cm" svg:y2="6.7cm">
          <text:p/>
        </draw:line>
        <draw:line draw:style-name="gr2" draw:text-style-name="P1" draw:layer="layout" svg:x1="9.6cm" svg:y1="7.7cm" svg:x2="11.4cm" svg:y2="5.8cm">
          <text:p/>
        </draw:line>
        <draw:line draw:style-name="gr2" draw:text-style-name="P1" draw:layer="layout" svg:x1="13.4cm" svg:y1="7.6cm" svg:x2="11.4cm" svg:y2="5.8cm">
          <text:p/>
        </draw:line>
        <draw:line draw:style-name="gr2" draw:text-style-name="P1" draw:layer="layout" svg:x1="7.1cm" svg:y1="3.7cm" svg:x2="4.5cm" svg:y2="6.2cm">
          <text:p/>
        </draw:line>
        <draw:line draw:style-name="gr2" draw:text-style-name="P1" draw:layer="layout" svg:x1="10.4cm" svg:y1="6.9cm" svg:x2="7cm" svg:y2="3.7cm">
          <text:p/>
        </draw:line>
        <draw:line draw:style-name="gr2" draw:text-style-name="P1" draw:layer="layout" svg:x1="12cm" svg:y1="6.4cm" svg:x2="15.5cm" svg:y2="3cm">
          <text:p/>
        </draw:line>
        <draw:line draw:style-name="gr2" draw:text-style-name="P1" draw:layer="layout" svg:x1="17.2cm" svg:y1="4.8cm" svg:x2="15.5cm" svg:y2="3cm">
          <text:p/>
        </draw:line>
        <draw:line draw:style-name="gr2" draw:text-style-name="P1" draw:layer="layout" svg:x1="17.7cm" svg:y1="4.3cm" svg:x2="16.7cm" svg:y2="5.3cm">
          <text:p/>
        </draw:line>
        <draw:line draw:style-name="gr2" draw:text-style-name="P1" draw:layer="layout" svg:x1="18.3cm" svg:y1="5cm" svg:x2="17.3cm" svg:y2="6cm">
          <text:p/>
        </draw:line>
        <draw:line draw:style-name="gr2" draw:text-style-name="P1" draw:layer="layout" svg:x1="20.3cm" svg:y1="8.1cm" svg:x2="17.8cm" svg:y2="5.5cm">
          <text:p/>
        </draw:line>
        <draw:line draw:style-name="gr2" draw:text-style-name="P1" draw:layer="layout" svg:x1="17cm" svg:y1="11.6cm" svg:x2="20.3cm" svg:y2="8cm">
          <text:p/>
        </draw:line>
        <draw:line draw:style-name="gr2" draw:text-style-name="P1" draw:layer="layout" svg:x1="15.042cm" svg:y1="13.584cm" svg:x2="14.971cm" svg:y2="18.463cm">
          <text:p/>
        </draw:line>
        <draw:line draw:style-name="gr2" draw:text-style-name="P1" draw:layer="layout" svg:x1="12.497cm" svg:y1="18.393cm" svg:x2="14.972cm" svg:y2="18.464cm">
          <text:p/>
        </draw:line>
        <draw:line draw:style-name="gr2" draw:text-style-name="P1" draw:layer="layout" svg:x1="12.497cm" svg:y1="19.099cm" svg:x2="12.497cm" svg:y2="17.685cm">
          <text:p/>
        </draw:line>
        <draw:line draw:style-name="gr2" draw:text-style-name="P1" draw:layer="layout" svg:x1="11.577cm" svg:y1="19.029cm" svg:x2="11.577cm" svg:y2="17.615cm">
          <text:p/>
        </draw:line>
        <draw:line draw:style-name="gr2" draw:text-style-name="P1" draw:layer="layout" svg:x1="7.971cm" svg:y1="18.251cm" svg:x2="11.577cm" svg:y2="18.322cm">
          <text:p/>
        </draw:line>
        <draw:line draw:style-name="gr2" draw:text-style-name="P1" draw:layer="layout" svg:x1="7.9cm" svg:y1="13.655cm" svg:x2="8.041cm" svg:y2="18.322cm">
          <text:p/>
        </draw:line>
        <draw:line draw:style-name="gr2" draw:text-style-name="P1" draw:layer="layout" svg:x1="3.5cm" svg:y1="13.8cm" svg:x2="11.1cm" svg:y2="10.6cm">
          <text:p/>
        </draw:line>
        <draw:line draw:style-name="gr2" draw:text-style-name="P1" draw:layer="layout" svg:x1="11.4cm" svg:y1="5.8cm" svg:x2="11.1cm" svg:y2="10.6cm">
          <text:p/>
        </draw:line>
        <draw:line draw:style-name="gr2" draw:text-style-name="P1" draw:layer="layout" svg:x1="18.7cm" svg:y1="13.3cm" svg:x2="11.1cm" svg:y2="10.6cm">
          <text:p/>
        </draw:line>
        <draw:line draw:style-name="gr2" draw:text-style-name="P1" draw:layer="layout" svg:x1="11.1cm" svg:y1="10.6cm" svg:x2="7cm" svg:y2="13.5cm">
          <text:p/>
        </draw:line>
        <draw:line draw:style-name="gr2" draw:text-style-name="P1" draw:layer="layout" svg:x1="6.2cm" svg:y1="14cm" svg:x2="2.3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lastra </meta:initial-creator>
    <meta:creation-date>2014-03-17T18:20:28</meta:creation-date>
    <dc:date>2014-03-17T18:44:22</dc:date>
    <dc:creator>Blastra </dc:creator>
    <meta:editing-duration>PT8M43S</meta:editing-duration>
    <meta:editing-cycles>1</meta:editing-cycles>
    <meta:document-statistic meta:object-count="32"/>
    <meta:generator>LibreOffice/3.5$Linux_X86_64 LibreOffice_project/350m1$Build-2</meta:generator>
  </office:meta>
</office:document-meta>
</file>